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322cm" fo:min-width="38.616cm"/>
    </style:style>
    <style:style style:name="gr2" style:family="graphic" style:parent-style-name="standard">
      <style:graphic-properties draw:textarea-horizontal-align="justify" draw:textarea-vertical-align="top" draw:auto-grow-height="false" fo:min-height="9.91cm" fo:min-width="11.184cm"/>
    </style:style>
    <style:style style:name="gr3" style:family="graphic" style:parent-style-name="standard">
      <style:graphic-properties draw:fill-color="#65c295" draw:textarea-horizontal-align="justify" draw:textarea-vertical-align="top" draw:auto-grow-height="false" fo:min-height="10.926cm" fo:min-width="11.184cm"/>
    </style:style>
    <style:style style:name="gr4" style:family="graphic" style:parent-style-name="standard">
      <style:graphic-properties draw:textarea-horizontal-align="justify" draw:textarea-vertical-align="top" draw:auto-grow-height="false" fo:min-height="7.878cm" fo:min-width="11.184cm"/>
    </style:style>
    <style:style style:name="gr5" style:family="graphic" style:parent-style-name="standard">
      <style:graphic-properties draw:fill-color="#f7a19a" draw:textarea-horizontal-align="justify" draw:textarea-vertical-align="top" draw:auto-grow-height="false" fo:min-height="10.926cm" fo:min-width="13.21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65c295"/>
      <style:paragraph-properties fo:text-align="start"/>
      <style:text-properties style:font-name="Liberation Serif" fo:font-weight="bold" style:font-weight-asian="bold" style:font-weight-complex="bold"/>
    </style:style>
    <style:style style:name="P5" style:family="paragraph">
      <loext:graphic-properties draw:fill-color="#f7a19a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Mono1" fo:font-size="20pt" style:font-size-asian="20pt" style:font-size-complex="20pt"/>
    </style:style>
    <style:style style:name="T4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9.116cm" svg:height="4.572cm" svg:x="1.508cm" svg:y="2.016cm">
          <text:p text:style-name="P1"><text:span text:style-name="T1">E</text:span><text:span text:style-name="T1">x</text:span><text:span text:style-name="T1">tr</text:span><text:span text:style-name="T1">a</text:span><text:span text:style-name="T1">ct </text:span><text:span text:style-name="T1">b</text:span><text:span text:style-name="T1">a</text:span><text:span text:style-name="T1">r</text:span><text:span text:style-name="T1">c</text:span><text:span text:style-name="T1">o</text:span><text:span text:style-name="T1">d</text:span><text:span text:style-name="T1">e</text:span><text:span text:style-name="T1">s </text:span><text:span text:style-name="T1">fr</text:span><text:span text:style-name="T1">o</text:span><text:span text:style-name="T1">m</text:span><text:span text:style-name="T1"> </text:span><text:span text:style-name="T1">s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e</text:span><text:span text:style-name="T1">s</text:span></text:p>
          <text:p text:style-name="P1"><text:span text:style-name="T2"/></text:p>
          <text:p text:style-name="P1"><text:span text:style-name="T3">Ex</text:span><text:span text:style-name="T3">am</text:span><text:span text:style-name="T3">pl</text:span><text:span text:style-name="T3">e: </text:span><text:span text:style-name="T3">mi</text:span><text:span text:style-name="T3">nn</text:span><text:span text:style-name="T3">n </text:span><text:span text:style-name="T3">ex</text:span><text:span text:style-name="T3">tr</text:span><text:span text:style-name="T3">ac</text:span><text:span text:style-name="T3">t </text:span><text:span text:style-name="T3">--</text:span><text:span text:style-name="T3">in</text:span><text:span text:style-name="T3">pu</text:span><text:span text:style-name="T3">t </text:span><text:span text:style-name="T3">R1</text:span><text:span text:style-name="T3">.f</text:span><text:span text:style-name="T3">as</text:span><text:span text:style-name="T3">tq </text:span><text:span text:style-name="T3">R2</text:span><text:span text:style-name="T3">.f</text:span><text:span text:style-name="T3">as</text:span><text:span text:style-name="T3">tq </text:span><text:span text:style-name="T3">--</text:span><text:span text:style-name="T3">ou</text:span><text:span text:style-name="T3">tp</text:span><text:span text:style-name="T3">ut </text:span><text:span text:style-name="T3">ex</text:span><text:span text:style-name="T3">tr</text:span><text:span text:style-name="T3">ac</text:span><text:span text:style-name="T3">te</text:span><text:span text:style-name="T3">d.</text:span><text:span text:style-name="T3">mi</text:span><text:span text:style-name="T3">f</text:span></text:p>
          <text:p text:style-name="P1"><text:span text:style-name="T3"><text:s/></text:span><text:span text:style-name="T3">--</text:span><text:span text:style-name="T3">pa</text:span><text:span text:style-name="T3">tt</text:span><text:span text:style-name="T3">er</text:span><text:span text:style-name="T3">n </text:span><text:span text:style-name="T3">"(</text:span><text:span text:style-name="T3">SB</text:span><text:span text:style-name="T3">:N</text:span><text:span text:style-name="T3">{5</text:span><text:span text:style-name="T3">})</text:span><text:span text:style-name="T3">TG</text:span><text:span text:style-name="T3">CA</text:span><text:span text:style-name="T3">(U</text:span><text:span text:style-name="T3">MI</text:span><text:span text:style-name="T3">:a</text:span><text:span text:style-name="T3">tn</text:span><text:span text:style-name="T3">nn</text:span><text:span text:style-name="T3">nn</text:span><text:span text:style-name="T3">)\</text:span><text:span text:style-name="T3">*" </text:span><text:span text:style-name="T3">--</text:span><text:span text:style-name="T3">sc</text:span><text:span text:style-name="T3">or</text:span><text:span text:style-name="T3">e-</text:span><text:span text:style-name="T3">th</text:span><text:span text:style-name="T3">re</text:span><text:span text:style-name="T3">sh</text:span><text:span text:style-name="T3">ol</text:span><text:span text:style-name="T3">d </text:span><text:span text:style-name="T3">-5</text:span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0.16cm" svg:x="14.208cm" svg:y="8.112cm">
          <text:p><text:span text:style-name="T1">Correct errors</text:span></text:p>
          <text:p><text:span text:style-name="T1">in barcodes</text:span></text:p>
          <text:p/>
          <text:p><text:span text:style-name="T3">Example: minnn correct</text:span></text:p>
          <text:p><text:span text:style-name="T3"><text:s/></text:span><text:span text:style-name="T3">--input extracted.mif</text:span></text:p>
          <text:p><text:span text:style-name="T3"><text:s/></text:span><text:span text:style-name="T3">--output corrected.mif</text:span></text:p>
          <text:p><text:span text:style-name="T3"><text:s/></text:span><text:span text:style-name="T3">--groups SB UM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684cm" svg:height="11.176cm" svg:x="1.508cm" svg:y="8.112cm">
          <text:p text:style-name="P1"><text:span text:style-name="T1">Collect statistics</text:span></text:p>
          <text:p text:style-name="P1"><text:span text:style-name="T4"/></text:p>
          <text:p text:style-name="P1"><text:span text:style-name="T4">Examples:</text:span></text:p>
          <text:p text:style-name="P1"><text:span text:style-name="T4">minnn stat-groups </text:span></text:p>
          <text:p text:style-name="P1"><text:span text:style-name="T4"><text:s/></text:span><text:span text:style-name="T4">--input corrected.mif</text:span></text:p>
          <text:p text:style-name="P1"><text:span text:style-name="T4"><text:s/></text:span><text:span text:style-name="T4">--groups SB UMI</text:span></text:p>
          <text:p text:style-name="P1"><text:span text:style-name="T4"><text:s/></text:span><text:span text:style-name="T4">--min-count-filter 100</text:span></text:p>
          <text:p text:style-name="P1"><text:span text:style-name="T4">minnn stat-positions</text:span></text:p>
          <text:p text:style-name="P1"><text:span text:style-name="T4"><text:s/></text:span><text:span text:style-name="T4">--input extracted.mif</text:span></text:p>
          <text:p text:style-name="P1"><text:span text:style-name="T4"><text:s/></text:span><text:span text:style-name="T4">--output positions.txt</text:span></text:p>
          <text:p text:style-name="P1"><text:span text:style-name="T4"><text:s/></text:span><text:span text:style-name="T4">--min-frac-filter 0.05</text:span></text:p>
          <text:p text:style-name="P1"><text:span text:style-name="T4"><text:s/></text:span><text:span text:style-name="T4">--groups UMI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684cm" svg:height="8.128cm" svg:x="14.208cm" svg:y="19.796cm">
          <text:p text:style-name="P1"><text:span text:style-name="T1">Sort sequences</text:span></text:p>
          <text:p text:style-name="P1"><text:span text:style-name="T1">by barcode values</text:span></text:p>
          <text:p text:style-name="P1"><text:span text:style-name="T2"/></text:p>
          <text:p text:style-name="P1"><text:span text:style-name="T3">Example: minnn sort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sorted.mif</text:span></text:p>
          <text:p text:style-name="P1"><text:span text:style-name="T3"><text:s/></text:span><text:span text:style-name="T3">--groups UM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29.448cm">
          <text:p text:style-name="P1"><text:span text:style-name="T1">Calculate consensuses for original molecules</text:span></text:p>
          <text:p text:style-name="P1"><text:span text:style-name="T2"/></text:p>
          <text:p text:style-name="P1"><text:span text:style-name="T3">Example: minnn consensus --input sorted.mif --output consensus.mif </text:span><text:span text:style-name="T5">--groups UMI</text:span></text:p>
          <text:p text:style-name="P1"><text:span text:style-name="T5"><text:s/></text:span><text:span text:style-name="T5">--max-consensuses-per-cluster 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116cm" svg:height="4.572cm" svg:x="1.508cm" svg:y="35.544cm">
          <text:p text:style-name="P1"><text:span text:style-name="T1">Convert results from MIF to FASTQ format</text:span></text:p>
          <text:p text:style-name="P1"><text:span text:style-name="T2"/></text:p>
          <text:p text:style-name="P1"><text:span text:style-name="T3">Example: minnn mif2fastq --input consensus.mif --group R1=consensus-R1.fastq</text:span></text:p>
          <text:p text:style-name="P1"><text:span text:style-name="T3"><text:s/></text:span><text:span text:style-name="T3">--group R2=consensus-R2.fastq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716cm" svg:height="11.176cm" svg:x="26.908cm" svg:y="8.112cm">
          <text:p text:style-name="P1"><text:span text:style-name="T1">Filter data or split</text:span></text:p>
          <text:p text:style-name="P1"><text:span text:style-name="T1">to multiple files</text:span></text:p>
          <text:p text:style-name="P1"><text:span text:style-name="T2"/></text:p>
          <text:p text:style-name="P1"><text:span text:style-name="T3">Examples:</text:span></text:p>
          <text:p text:style-name="P1"><text:span text:style-name="T3">minnn filter</text:span></text:p>
          <text:p text:style-name="P1"><text:span text:style-name="T3"><text:s/></text:span><text:span text:style-name="T3">--input corrected.mif</text:span></text:p>
          <text:p text:style-name="P1"><text:span text:style-name="T3"><text:s/></text:span><text:span text:style-name="T3">--output filtered.mif</text:span></text:p>
          <text:p text:style-name="P1"><text:span text:style-name="T3"><text:s/>“</text:span><text:span text:style-name="T3">Len(UMI)=7 &amp; UMI~‘~^AATC’”</text:span></text:p>
          <text:p text:style-name="P1"><text:span text:style-name="T3">minnn demultiplex</text:span></text:p>
          <text:p text:style-name="P1"><text:span text:style-name="T3"><text:s/></text:span><text:span text:style-name="T3">--by-barcode SB</text:span></text:p>
          <text:p text:style-name="P1"><text:span text:style-name="T3"><text:s/></text:span><text:span text:style-name="T3">corrected.mif </text:span><text:span text:style-name="T3"><text:line-break/></text:span><text:span text:style-name="T3"> --demultiplex-log output.log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636cm" svg:y1="6.588cm" svg:x2="7.096cm" svg:y2="8.112cm">
          <text:p/>
        </draw:line>
        <draw:line draw:style-name="gr6" draw:text-style-name="P6" draw:layer="layout" svg:x1="18.78cm" svg:y1="6.588cm" svg:x2="19.796cm" svg:y2="8.112cm">
          <text:p/>
        </draw:line>
        <draw:line draw:style-name="gr6" draw:text-style-name="P6" draw:layer="layout" svg:x1="31.48cm" svg:y1="6.588cm" svg:x2="34.528cm" svg:y2="8.112cm">
          <text:p/>
        </draw:line>
        <draw:line draw:style-name="gr6" draw:text-style-name="P6" draw:layer="layout" svg:x1="14.208cm" svg:y1="13.192cm" svg:x2="13.192cm" svg:y2="13.7cm">
          <text:p/>
        </draw:line>
        <draw:line draw:style-name="gr6" draw:text-style-name="P6" draw:layer="layout" svg:x1="25.892cm" svg:y1="13.192cm" svg:x2="26.908cm" svg:y2="14.208cm">
          <text:p/>
        </draw:line>
        <draw:line draw:style-name="gr6" draw:text-style-name="P6" draw:layer="layout" svg:x1="19.796cm" svg:y1="18.272cm" svg:x2="19.796cm" svg:y2="19.796cm">
          <text:p/>
        </draw:line>
        <draw:line draw:style-name="gr6" draw:text-style-name="P6" draw:layer="layout" svg:x1="34.02cm" svg:y1="19.288cm" svg:x2="25.892cm" svg:y2="23.86cm">
          <text:p/>
        </draw:line>
        <draw:line draw:style-name="gr6" draw:text-style-name="P6" draw:layer="layout" svg:x1="20.304cm" svg:y1="27.924cm" svg:x2="20.304cm" svg:y2="29.448cm">
          <text:p/>
        </draw:line>
        <draw:line draw:style-name="gr6" draw:text-style-name="P6" draw:layer="layout" svg:x1="20.304cm" svg:y1="34.02cm" svg:x2="20.304cm" svg:y2="35.544cm">
          <text:p/>
        </draw:line>
        <draw:line draw:style-name="gr6" draw:text-style-name="P6" draw:layer="layout" svg:x1="26.908cm" svg:y1="15.24cm" svg:x2="25.892cm" svg:y2="14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1cm" fo:margin-right="1cm" fo:page-width="42.012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27:13.957408889</meta:creation-date>
    <meta:generator>LibreOffice/6.2.6.2$Linux_X86_64 LibreOffice_project/20$Build-2</meta:generator>
    <dc:date>2019-10-04T13:30:14.684440679</dc:date>
    <meta:editing-duration>PT1H4M58S</meta:editing-duration>
    <meta:editing-cycles>16</meta:editing-cycles>
    <meta:document-statistic meta:object-count="17"/>
  </office:meta>
</office:document-meta>
</file>